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itle">
      <style:text-properties officeooo:paragraph-rsid="00163936"/>
    </style:style>
    <style:style style:name="T1" style:family="text">
      <style:text-properties officeooo:rsid="0016393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">Apache Pinot</text:span></text:span></text:p>
      <text:p text:style-name="Text_20_body"><text:span text:style-name="Strong_20_Emphasis">Slide Structure:</text:span></text:p>
      <text:list xml:id="list469602076" text:style-name="L4">
        <text:list-item>
          <text:p text:style-name="P3"><text:span text:style-name="Strong_20_Emphasis">Title Slide</text:span> - Apache Pinot: Real-Time Analytics at Scale</text:p>
        </text:list-item>
        <text:list-item>
          <text:p text:style-name="P3"><text:span text:style-name="Strong_20_Emphasis">Problem Statement</text:span> - The staleness problem with traditional systems</text:p>
        </text:list-item>
        <text:list-item>
          <text:p text:style-name="P3"><text:span text:style-name="Strong_20_Emphasis">Architecture Mismatch</text:span> - Why traditional DBs fail for analytics</text:p>
        </text:list-item>
        <text:list-item>
          <text:p text:style-name="P3"><text:span text:style-name="Strong_20_Emphasis">The Solution</text:span> - Introducing Apache Pinot</text:p>
        </text:list-item>
        <text:list-item>
          <text:p text:style-name="P3"><text:span text:style-name="Strong_20_Emphasis">Three Pillars</text:span> - Columnar Storage, Distributed, Advanced Indexing</text:p>
        </text:list-item>
        <text:list-item>
          <text:p text:style-name="P3"><text:span text:style-name="Strong_20_Emphasis">Your Architecture</text:span> - Components breakdown (Zookeeper, Controller, Broker, Server)</text:p>
        </text:list-item>
        <text:list-item>
          <text:p text:style-name="P3"><text:span text:style-name="Strong_20_Emphasis">Data Flow</text:span> - Visual pipeline from events to queryable data</text:p>
        </text:list-item>
        <text:list-item>
          <text:p text:style-name="P3"><text:span text:style-name="Strong_20_Emphasis">Schema Design</text:span> - Dimensions, Metrics, DateTime fields</text:p>
        </text:list-item>
        <text:list-item>
          <text:p text:style-name="P3"><text:span text:style-name="Strong_20_Emphasis">Retention &amp; Segments</text:span> - 7-day REALTIME with hourly segments</text:p>
        </text:list-item>
        <text:list-item>
          <text:p text:style-name="P3"><text:span text:style-name="Strong_20_Emphasis">Query Example 1</text:span> - Events by type (real SQL with performance notes)</text:p>
        </text:list-item>
        <text:list-item>
          <text:p text:style-name="P3"><text:span text:style-name="Strong_20_Emphasis">Query Example 2</text:span> - User engagement analysis</text:p>
        </text:list-item>
        <text:list-item>
          <text:p text:style-name="P3"><text:span text:style-name="Strong_20_Emphasis">Use Cases</text:span> - E-commerce, Finance, Operations real-world impact</text:p>
        </text:list-item>
        <text:list-item>
          <text:p text:style-name="P3"><text:span text:style-name="Strong_20_Emphasis">Performance Comparison</text:span> - Pinot vs MySQL vs Snowflake</text:p>
        </text:list-item>
        <text:list-item>
          <text:p text:style-name="P3"><text:span text:style-name="Strong_20_Emphasis">Trade-offs</text:span> - Honest challenges (no joins, fixed schemas, etc.)</text:p>
        </text:list-item>
        <text:list-item>
          <text:p text:style-name="P3"><text:span text:style-name="Strong_20_Emphasis">Production Deployment</text:span> - Scaling from POC to production</text:p>
        </text:list-item>
        <text:list-item>
          <text:p text:style-name="P3"><text:span text:style-name="Strong_20_Emphasis">Live Demo Overview</text:span> - What the presentation demo will show</text:p>
        </text:list-item>
        <text:list-item>
          <text:p text:style-name="P3"><text:span text:style-name="Strong_20_Emphasis">Key Takeaways</text:span> - Summary of core concepts</text:p>
        </text:list-item>
        <text:list-item>
          <text:p text:style-name="P3"><text:span text:style-name="Strong_20_Emphasis">Closing</text:span> - Thank you and Q&amp;A</text:p>
        </text:list-item>
      </text:list>
      <text:p text:style-name="Text_20_body"><text:span text:style-name="Strong_20_Emphasis">Design Features:</text:span></text:p>
      <text:list xml:id="list2272959404" text:style-name="L5">
        <text:list-item>
          <text:p text:style-name="P4">Professional dark theme (slate blue accent on dark navy)</text:p>
        </text:list-item>
        <text:list-item>
          <text:p text:style-name="P4">Consistent typography and spacing throughout</text:p>
        </text:list-item>
        <text:list-item>
          <text:p text:style-name="P4">Color-coded highlights for key concepts (#38bdf8 cyan)</text:p>
        </text:list-item>
        <text:list-item>
          <text:p text:style-name="P4">Maximum 4-5 bullet points per slide (content density optimized)</text:p>
        </text:list-item>
        <text:list-item>
          <text:p text:style-name="P4">Embedded code samples in styled boxes</text:p>
        </text:list-item>
        <text:list-item>
          <text:p text:style-name="P4">Clean visual hierarchy with proper breathing room</text:p>
        </text:list-item>
        <text:list-item>
          <text:p text:style-name="P4">All slides fit within 540px height with padding (no overflow)</text:p>
        </text:list-item>
      </text:list>
      <text:p text:style-name="Text_20_body"><text:span text:style-name="Strong_20_Emphasis">For Your Presentation:</text:span> Read from the detailed script provided in the markdown file. Each section maps to specific slides. Include the live demo after Slide 16 to show real-time data flowing and queries executing in under 100ms.</text:p>
      <text:p text:style-name="Horizontal_20_Line"><text:soft-page-break/></text:p>
      <text:p text:style-name="Text_20_body">Perfect! I've created a complete, professional presentation package for you. Here's what you have:</text:p>
      <text:h text:style-name="Heading_20_2" text:outline-level="2"><text:bookmark text:name="what-ive-delivered"/>📋 What I've Delivered:</text:h>
      <text:h text:style-name="Heading_20_2" text:outline-level="2">1. <text:span text:style-name="Strong_20_Emphasis">Comprehensive Script (35-40 minutes)</text:span></text:h>
      <text:p text:style-name="Text_20_body">The markdown file includes:</text:p>
      <text:list xml:id="list2992177730" text:style-name="L6">
        <text:list-item>
          <text:p text:style-name="P5"><text:span text:style-name="Strong_20_Emphasis">13 major sections</text:span> with strategic hooks every 5-10 minutes</text:p>
        </text:list-item>
        <text:list-item>
          <text:p text:style-name="P5"><text:span text:style-name="Strong_20_Emphasis">Storytelling structure</text:span> (not chronological) that keeps engagement high</text:p>
        </text:list-item>
        <text:list-item>
          <text:p text:style-name="P5"><text:span text:style-name="Strong_20_Emphasis">Knowledge gaps</text:span> to maintain curiosity (e.g., "Why can't we just throw more servers?" and "Why doesn't Pinot support JOINs?")</text:p>
        </text:list-item>
        <text:list-item>
          <text:p text:style-name="P5"><text:span text:style-name="Strong_20_Emphasis">Real business examples</text:span> (Black Friday scenario, fraud detection, live dashboards)</text:p>
        </text:list-item>
        <text:list-item>
          <text:p text:style-name="P5"><text:span text:style-name="Strong_20_Emphasis">Technical deep-dives</text:span> with your actual code</text:p>
        </text:list-item>
        <text:list-item>
          <text:p text:style-name="P5"><text:span text:style-name="Strong_20_Emphasis">Bonus Q&amp;A responses</text:span> for common questions</text:p>
        </text:list-item>
        <text:list-item>
          <text:p text:style-name="P5"><text:span text:style-name="Strong_20_Emphasis">Time allocations</text:span> per section so you hit your 35-40 minute target</text:p>
        </text:list-item>
      </text:list>
      <text:h text:style-name="Heading_20_2" text:outline-level="2">2. <text:span text:style-name="Strong_20_Emphasis">Professional 18-Slide Deck</text:span> (html_slides artifact)</text:h>
      <text:p text:style-name="Text_20_body">Purpose-built for YouTube-style presentations:</text:p>
      <text:list xml:id="list729721013" text:style-name="L7">
        <text:list-item>
          <text:p text:style-name="P6"><text:span text:style-name="Strong_20_Emphasis">Dark professional theme</text:span> (inspired by modern tech presentations)</text:p>
        </text:list-item>
        <text:list-item>
          <text:p text:style-name="P6"><text:span text:style-name="Strong_20_Emphasis">Strategic hooks</text:span> positioned at 10min, 20min, 30min marks</text:p>
        </text:list-item>
        <text:list-item>
          <text:p text:style-name="P6"><text:span text:style-name="Strong_20_Emphasis">Visual variety</text:span> - comparison tables, architecture diagrams, code snippets, use cases</text:p>
        </text:list-item>
        <text:list-item>
          <text:p text:style-name="P6"><text:span text:style-name="Strong_20_Emphasis">Proper pacing</text:span> - 4-5 bullets max per slide (zero overflow)</text:p>
        </text:list-item>
        <text:list-item>
          <text:p text:style-name="P6"><text:span text:style-name="Strong_20_Emphasis">Live demo preparation</text:span> - Slide 16 sets up what attendees will see</text:p>
        </text:list-item>
      </text:list>
      <text:h text:style-name="Heading_20_2" text:outline-level="2">3. <text:span text:style-name="Strong_20_Emphasis">Supporting Charts</text:span></text:h>
      <text:list xml:id="list1289004736" text:style-name="L8">
        <text:list-item>
          <text:p text:style-name="P7">Performance comparison matrix (Pinot vs MySQL vs Snowflake)</text:p>
        </text:list-item>
        <text:list-item>
          <text:p text:style-name="P7">Architecture diagram (Python → Kafka → Pinot cluster)</text:p>
        </text:list-item>
        <text:list-item>
          <text:p text:style-name="P7">Timeline visualization (event to query in 2-3 seconds)</text:p>
        </text:list-item>
      </text:list>
      <text:h text:style-name="Heading_20_2" text:outline-level="2"><text:bookmark text:name="how-to-use-this"/>🎯 How to Use This:</text:h>
      <text:h text:style-name="Heading_20_2" text:outline-level="2"><text:span text:style-name="Strong_20_Emphasis">Preparation (30 mins before)</text:span></text:h>
      <text:list xml:id="list3624378832" text:style-name="L9">
        <text:list-item>
          <text:p text:style-name="P8">Open the presentation slides in full-screen</text:p>
        </text:list-item>
        <text:list-item>
          <text:p text:style-name="P8">Have your Docker containers running in background</text:p>
        </text:list-item>
        <text:list-item>
          <text:p text:style-name="P8"><text:soft-page-break/>Terminal ready with: <text:span text:style-name="Source_20_Text">docker-compose up -d</text:span> and <text:span text:style-name="Source_20_Text">python producer.py</text:span></text:p>
        </text:list-item>
        <text:list-item>
          <text:p text:style-name="P8">Pinot Web UI open (<text:a xlink:type="simple" xlink:href="http://localhost:9000/" office:target-frame-name="_blank" xlink:show="new" text:style-name="Internet_20_link" text:visited-style-name="Visited_20_Internet_20_Link">http://localhost:9000</text:a>)</text:p>
        </text:list-item>
      </text:list>
      <text:h text:style-name="Heading_20_2" text:outline-level="2"><text:span text:style-name="Strong_20_Emphasis">During Presentation (35-40 mins)</text:span></text:h>
      <text:list xml:id="list1435042296" text:style-name="L10">
        <text:list-item>
          <text:p text:style-name="P9"><text:span text:style-name="Strong_20_Emphasis">Minutes 0-6:</text:span> Start with the Black Friday hook (Slides 1-4)</text:p>
        </text:list-item>
        <text:list-item>
          <text:p text:style-name="P9"><text:span text:style-name="Strong_20_Emphasis">Minutes 6-15:</text:span> Dive into architecture (Slides 5-10) - discuss your schema and data flow</text:p>
        </text:list-item>
        <text:list-item>
          <text:p text:style-name="P9"><text:span text:style-name="Strong_20_Emphasis">Minutes 15-25:</text:span> Show queries and real-world impact (Slides 11-13)</text:p>
        </text:list-item>
        <text:list-item>
          <text:p text:style-name="P9"><text:span text:style-name="Strong_20_Emphasis">Minutes 25-35:</text:span> Production considerations and live demo (Slides 14-17)</text:p>
        </text:list-item>
        <text:list-item>
          <text:p text:style-name="P9"><text:span text:style-name="Strong_20_Emphasis">Minutes 35-40:</text:span> Q&amp;A and closing thoughts (Slide 18)</text:p>
        </text:list-item>
      </text:list>
      <text:h text:style-name="Heading_20_2" text:outline-level="2"><text:span text:style-name="Strong_20_Emphasis">For the Live Demo:</text:span></text:h>
      <text:p text:style-name="Text_20_body">Show events flowing through the pipeline with live metrics:</text:p>
      <text:list xml:id="list3171498844" text:style-name="L11">
        <text:list-item>
          <text:p text:style-name="P10">Event count growing in real-time</text:p>
        </text:list-item>
        <text:list-item>
          <text:p text:style-name="P10">Query latency staying under 100ms</text:p>
        </text:list-item>
        <text:list-item>
          <text:p text:style-name="P10">Multiple simultaneous queries from the audience</text:p>
        </text:list-item>
      </text:list>
      <text:h text:style-name="Heading_20_2" text:outline-level="2"><text:bookmark text:name="key-storytelling-elements-built-in"/>💡 Key Storytelling Elements Built In:</text:h>
      <text:p text:style-name="Text_20_body">✅ <text:span text:style-name="Strong_20_Emphasis">Hook #1 (10 mins)</text:span> - LinkedIn processing billions of events<text:line-break/>✅ <text:span text:style-name="Strong_20_Emphasis">Hook #2 (20 mins)</text:span> - Kafka transportation layer elegance<text:line-break/>✅ <text:span text:style-name="Strong_20_Emphasis">Hook #3 (30 mins)</text:span> - 100k QPS with P99 &lt; 100ms<text:line-break/>✅ <text:span text:style-name="Strong_20_Emphasis">Hook #4 (Final)</text:span> - Silent failures in production monitoring</text:p>
      <text:p text:style-name="Text_20_body">✅ <text:span text:style-name="Strong_20_Emphasis">Knowledge Gaps:</text:span></text:p>
      <text:list xml:id="list1501354327" text:style-name="L12">
        <text:list-item>
          <text:p text:style-name="P11">Why traditional DBs fail (architecture)</text:p>
        </text:list-item>
        <text:list-item>
          <text:p text:style-name="P11">Why columnar storage is magic</text:p>
        </text:list-item>
        <text:list-item>
          <text:p text:style-name="P11">Why Pinot doesn't support JOINs (philosophy reveal)</text:p>
        </text:list-item>
        <text:list-item>
          <text:p text:style-name="P11">What makes schemas hard to change</text:p>
        </text:list-item>
      </text:list>
      <text:p text:style-name="Text_20_body">✅ <text:span text:style-name="Strong_20_Emphasis">Business Value Thread:</text:span></text:p>
      <text:list xml:id="list2175589980" text:style-name="L13">
        <text:list-item>
          <text:p text:style-name="P12">Opens with lost revenue (stale data)</text:p>
        </text:list-item>
        <text:list-item>
          <text:p text:style-name="P12">Connects to real use cases (personalization, fraud, dashboards)</text:p>
        </text:list-item>
        <text:list-item>
          <text:p text:style-name="P12">Closes with competitive advantage (real-time decisions)</text:p>
        </text:list-item>
      </text:list>
      <text:h text:style-name="Heading_20_2" text:outline-level="2"><text:bookmark text:name="for-your-audience"/>📊 For Your Audience:</text:h>
      <text:p text:style-name="Text_20_body"><text:span text:style-name="Strong_20_Emphasis">Developers</text:span> will get: Architecture deep-dives, schema design, index types<text:line-break/><text:span text:style-name="Strong_20_Emphasis">Data Engineers</text:span> will get: Kafka integration, segment management, retention strategies<text:line-break/><text:soft-page-break/><text:span text:style-name="Strong_20_Emphasis">Product/Business</text:span> will get: ROI examples, competitive advantages, use cases<text:line-break/><text:span text:style-name="Strong_20_Emphasis">DevOps</text:span> will get: Cluster topology, monitoring, production considerations</text:p>
      <text:p text:style-name="Text_20_body">You've got everything ready to deliver a <text:span text:style-name="Strong_20_Emphasis">YouTube-worthy presentation</text:span> that's educational, engaging, and practical. Good luck with your Apache Pinot POC presentation! 🚀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1:50:51.161585237</meta:creation-date>
    <dc:date>2025-12-24T11:52:11.326550194</dc:date>
    <meta:editing-duration>PT1M21S</meta:editing-duration>
    <meta:editing-cycles>1</meta:editing-cycles>
    <meta:document-statistic meta:table-count="0" meta:image-count="0" meta:object-count="0" meta:page-count="4" meta:paragraph-count="82" meta:word-count="769" meta:character-count="4885" meta:non-whitespace-character-count="4257"/>
    <meta:generator>LibreOffice/7.3.7.2$Linux_X86_64 LibreOffice_project/30$Build-2</meta:generator>
  </office:meta>
</office:document-meta>
</file>